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CAAAAA+XBZar" svg:font-family="CAAAAA+XBZar"/>
    <style:font-face style:name="DejaVu Sans1" svg:font-family="'DejaVu Sans'"/>
    <style:font-face style:name="OpenSymbol" svg:font-family="OpenSymbol"/>
    <style:font-face style:name="XB Zar" svg:font-family="'XB Zar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style:font-name="XB Zar" fo:font-size="13pt" style:font-size-asian="13pt" style:font-name-complex="XB Zar" style:font-size-complex="13pt"/>
    </style:style>
    <style:style style:name="P2" style:family="paragraph" style:parent-style-name="Standard">
      <style:paragraph-properties fo:margin-left="0in" fo:margin-right="0in" fo:text-align="end" style:justify-single-word="false" fo:text-indent="0in" style:auto-text-indent="false" fo:padding="0.0291in" fo:border-left="none" fo:border-right="none" fo:border-top="none" fo:border-bottom="0.0008in solid #000000" style:writing-mode="rl-tb" style:join-border="false"/>
      <style:text-properties style:font-name="XB Zar" fo:font-size="13pt" style:font-size-asian="13pt" style:font-name-complex="XB Zar" style:font-size-complex="13pt"/>
    </style:style>
    <style:style style:name="P3" style:family="paragraph" style:parent-style-name="Standard">
      <style:paragraph-properties fo:text-align="end" style:justify-single-word="false" style:writing-mode="rl-tb"/>
      <style:text-properties style:font-name="XB Zar" fo:font-size="13pt" style:font-size-asian="13pt" style:font-name-complex="XB Zar" style:font-size-complex="13pt"/>
    </style:style>
    <style:style style:name="P4" style:family="paragraph" style:parent-style-name="Standard">
      <style:paragraph-properties fo:text-align="end" style:justify-single-word="false" fo:padding="0.0291in" fo:border-left="none" fo:border-right="none" fo:border-top="none" fo:border-bottom="0.0008in solid #000000" style:writing-mode="rl-tb" style:join-border="false"/>
      <style:text-properties style:font-name="XB Zar" fo:font-size="13pt" style:font-size-asian="13pt" style:font-name-complex="XB Zar" style:font-size-complex="13pt"/>
    </style:style>
    <style:style style:name="P5" style:family="paragraph" style:parent-style-name="Standard">
      <style:paragraph-properties fo:margin-left="0.4925in" fo:margin-right="0in" fo:text-align="end" style:justify-single-word="false" fo:text-indent="0in" style:auto-text-indent="false" style:writing-mode="rl-tb"/>
      <style:text-properties style:font-name="XB Zar" fo:font-size="13pt" style:font-size-asian="13pt" style:font-name-complex="XB Zar" style:font-size-complex="13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normal" fo:font-weight="normal" fo:background-color="transparent" style:font-name-asian="CAAAAA+XBZar" style:font-style-asian="normal" style:font-weight-asian="normal" style:font-style-complex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پیش‌گفتار</text:p>
      <text:p text:style-name="P3"><text:tab/>نویسنده</text:p>
      <text:p text:style-name="P3"><text:tab/>لاگ</text:p>
      <text:p text:style-name="P3"><text:tab/>کرج‌لاگ</text:p>
      <text:p text:style-name="P3"><text:tab/>تاریخچه‌ی مختصری از نرم‌افزار آزاد</text:p>
      <text:p text:style-name="P3"><text:tab/>دلیل انتخاب دبیان</text:p>
      <text:p text:style-name="P3">سپاسگزاری</text:p>
      <text:p text:style-name="P3"/>
      <text:p text:style-name="P4">بخش اول: آشنایی با سیستم‌عامل دبیان گنو/لینوکس</text:p>
      <text:p text:style-name="P1">۱- مقدمه</text:p>
      <text:p text:style-name="P5">مفاهیم نرم‌افزار آزاد</text:p>
      <text:p text:style-name="P5">انگیزه‌ها</text:p>
      <text:p text:style-name="P1"><text:tab/><text:span text:style-name="T2">سیستم‌عامل </text:span>گنو/لینوکس و توزیع‌های آن</text:p>
      <text:p text:style-name="P1">۲- نصب سیستم‌عامل دبیان گنو/لینوکس</text:p>
      <text:p text:style-name="P1"><text:tab/>حداقل مشخصات سیستم مورد نیاز برای نصب</text:p>
      <text:p text:style-name="P1"><text:tab/>شیوه‌های مختلف نصب</text:p>
      <text:p text:style-name="P1"><text:tab/>مراحل نصب دبیان گنو/لینوکس</text:p>
      <text:p text:style-name="P1"><text:tab/>نصب دبیان گنو/لینوکس</text:p>
      <text:p text:style-name="P1"><text:tab/>به دبیان گنو/لینوکس خوش آمدید</text:p>
      <text:p text:style-name="P1">۳- آشنایی با میزکار گنوم</text:p>
      <text:p text:style-name="P1"><text:tab/>ورود به سیستم و خروج از آن</text:p>
      <text:p text:style-name="P1"><text:tab/>ساختار میزکار گنوم و عناصر آن</text:p>
      <text:p text:style-name="P1"><text:tab/><text:tab/>دسکتاپ (محیط اصلی میزکار گنوم)</text:p>
      <text:p text:style-name="P1"><text:tab/><text:tab/>پنل بالا</text:p>
      <text:p text:style-name="P1"><text:tab/><text:tab/><text:tab/>۱- منوها اصلی</text:p>
      <text:p text:style-name="P1"><text:tab/><text:tab/><text:tab/>۲- اجراکننده‌ها (آیکون‌های میانبر نرم‌افزارها)</text:p>
      <text:p text:style-name="P1"><text:tab/><text:tab/><text:tab/>۳- اپلت‌ها</text:p>
      <text:p text:style-name="P1"><text:tab/><text:tab/>پنل پایین</text:p>
      <text:p text:style-name="P1"><text:tab/><text:tab/><text:tab/>۴- <text:s/><text:span text:style-name="T1">نمایش دسکتاپ</text:span></text:p>
      <text:p text:style-name="P1"><text:tab/><text:tab/><text:tab/>۵- نوار برنامه‌ها</text:p>
      <text:p text:style-name="P1"><text:tab/><text:tab/><text:tab/>۶- فضا‌های کاری</text:p>
      <text:p text:style-name="P1"><text:tab/>مدیر فایل ناتیلوس</text:p>
      <text:p text:style-name="P1"><text:tab/>سفارشی کردن میزکار گنوم</text:p>
      <text:p text:style-name="P1">۴- آشنایی با نرم‌افزارهای کاربردی</text:p>
      <text:p text:style-name="P1"><text:tab/>نرم‌افزارهای دسته‌ی Accessories</text:p>
      <text:p text:style-name="P1"><text:tab/>بازی‌ها</text:p>
      <text:p text:style-name="P1"><text:soft-page-break/><text:tab/>نرم‌افزارهای گرافیک</text:p>
      <text:p text:style-name="P1"><text:tab/>نرم‌افزارهای دسته‌ی اینترنت</text:p>
      <text:p text:style-name="P1"><text:tab/>نرم‌افزارهای اداری</text:p>
      <text:p text:style-name="P1"><text:tab/>نرم‌افزارهای صدا و تصویر</text:p>
      <text:p text:style-name="P1"><text:tab/>ابزارهای سیستمی</text:p>
      <text:p text:style-name="P1"/>
      <text:p text:style-name="P2">بخش دوم: مفاهیم و تنظیمات</text:p>
      <text:p text:style-name="P1">۵- مفاهیم و دستورهای اولیه</text:p>
      <text:p text:style-name="P1"><text:tab/>کاربرها، گروه‌ها و مدیریت آنها</text:p>
      <text:p text:style-name="P1"><text:tab/>فایل‌سیستم (و FHS)</text:p>
      <text:p text:style-name="P1"><text:tab/>پردازش‌ها</text:p>
      <text:p text:style-name="P1"><text:tab/>دستورهای مهم</text:p>
      <text:p text:style-name="P1"><text:tab/>پوسته</text:p>
      <text:p text:style-name="P1">۶- تنظیمات اولیه</text:p>
      <text:p text:style-name="P1"><text:tab/>ورود به سیستم</text:p>
      <text:p text:style-name="P1"><text:tab/>روند بوت شدن سیستم و GRUB</text:p>
      <text:p text:style-name="P1"><text:tab/>دسترسی به پارتیشن‌ها و دستگاه‌ها</text:p>
      <text:p text:style-name="P1"><text:tab/>نصب و تنظیمات دستگاه‌ها (کارت گرافیک، پرینتر و اسکنر)</text:p>
      <text:p text:style-name="P1">۷- Daemons &amp; Runlevels</text:p>
      <text:p text:style-name="P1">۸- نصب و مدیریت بسته‌های نرم‌افزاری</text:p>
      <text:p text:style-name="P1">۹- ساختار X-Window</text:p>
      <text:p text:style-name="P1">۱۰- مهاجرت به گنو/لینوکس</text:p>
      <text:p text:style-name="P1">پیوست ۱- رفع اشکال‌های احتمالی</text:p>
      <text:p text:style-name="P1">پیوست ۲- منابع جهت مطالعه‌ی بیشتر</text:p>
      <text:p text:style-name="P1">پیوست ۳- منابع کتاب</text:p>
      <text:p text:style-name="P1">واژه‌نامه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CAAAAA+XBZar" svg:font-family="CAAAAA+XBZar"/>
    <style:font-face style:name="DejaVu Sans1" svg:font-family="'DejaVu Sans'"/>
    <style:font-face style:name="OpenSymbol" svg:font-family="OpenSymbol"/>
    <style:font-face style:name="XB Zar" svg:font-family="'XB Zar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Bitstream Vera Sans" style:font-size-asian="10.5pt" style:language-asian="zh" style:country-asian="CN" style:font-name-complex="DejaVu Sans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Bitstream Vera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DejaVu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ostafa Moradian</meta:initial-creator>
    <meta:creation-date>2011-07-01T23:56:41</meta:creation-date>
    <dc:date>2011-07-18T19:14:35</dc:date>
    <dc:creator>Mostafa Moradian</dc:creator>
    <meta:editing-duration>PT13H51M2S</meta:editing-duration>
    <meta:editing-cycles>166</meta:editing-cycles>
    <meta:generator>LibreOffice/3.3$Linux LibreOffice_project/330m19$Build-202</meta:generator>
    <meta:document-statistic meta:table-count="0" meta:image-count="0" meta:object-count="0" meta:page-count="2" meta:paragraph-count="60" meta:word-count="256" meta:character-count="1336"/>
  </office:meta>
</office:document-meta>
</file>